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8a5e" officeooo:paragraph-rsid="00108a5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>
      <style:text-properties officeooo:rsid="00108a5e" officeooo:paragraph-rsid="00108a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esquisa sobre hábitos culturais na Ásia </text:h>
      <text:p text:style-name="Text_20_body">Encontramos e convivemos com muitos hábitos asiáticos em nosso dia a dia, visto que a contribuição desses povos para formação de nossa cultura é considerável. </text:p>
      <text:p text:style-name="Text_20_body">Podemos destacar os itens relacionados à alimentação com seus peixes assados ou crus, arroz e legumes com temperos característicos, tanto chineses como japoneses. Chás e saquês complementam a influência gastronômica que recebemos dos asiáticos. </text:p>
      <text:p text:style-name="Text_20_body">Outras áreas onde os orientais nos e suas práticas são constantes são a saúde, com técnicas como acupuntura por exemplo, a religião com sua diferentes linhas budistas, a arquitetura com suas linhas diferenciadas, etc. </text:p>
      <text:p text:style-name="Text_20_body">“Além dos sabores da tradicional culinária japonesa, o Brasil recebeu várias outras influências da cultura nipônica que se misturaram e modificaram a cultura nacional.Na paisagem urbana, bairros como o da Liberdade, em São Paulo, e cidades, como Bastos, no interior do Estado paulista, e Assaí, no Paraná, foram fundados por imigrantes japoneses e conservam até hoje características do país oriental.” </text:p>
      <text:p text:style-name="Text_20_body">Fonte: BBC. D <text:span text:style-name="Strong_20_Emphasis">o chá ao jiu-jitsu: as influências japonesas na cultura do Brasil </text:span>. Disponível em: <text:a xlink:type="simple" xlink:href="https://www.bbc.com/portuguese/brasil-44526338" office:target-frame-name="_blank" xlink:show="new" text:style-name="Internet_20_link" text:visited-style-name="Visited_20_Internet_20_Link">https://www.bbc.com/portuguese/brasil-44526338 </text:a>. Acesso em: 29 jul. 2019. </text:p>
      <text:p text:style-name="Text_20_body">Além destes elementos, podemos considerar ainda a enorme afeição da população brasileira pelas práticas em artes marciais asiáticas, por exemplo. Ou ainda a cultura do chá e de uma alimentação mais verde e equilibrada. Isso sem mencionar a cultura pop, com a alta adesão ao consumo dos mangás, animes e jogos digitais. E mesmo no contexto da arte clássica, com artistas renomadas, como a Tomie Ohtake, amplamente referenciada e apreciada no Brasil. </text:p>
      <text:p text:style-name="Text_20_body"><draw:frame draw:style-name="fr1" draw:name="Image1" text:anchor-type="as-char" svg:width="2cm" svg:height="1cm" draw:z-index="0"><draw:image xlink:href="https://catalogcdns3.ulife.com.br/content-cli/INS_ANTCUB_19/unidade_3/pratique_compartilhe/images/Pratique1.png" xlink:type="simple" xlink:show="embed" xlink:actuate="onLoad"/></draw:frame><text:s/></text:p>
      <text:h text:style-name="Heading_20_1" text:outline-level="1">Vamos praticar </text:h>
      <text:p text:style-name="Text_20_body">Sabendo disso, faça uma pesquisa, verifique e explique aspectos da cultura asiática que você identifica no seu cotidiano, na cidade onde você mora. </text:p>
      <text:p text:style-name="Text_20_body">Não se esqueça de compartilhar sua atividade no fórum da seção “compartilhe”. </text:p>
      <text:p text:style-name="P1">Resposta</text:p>
      <text:p text:style-name="P4">Caro estudante,</text:p>
      <text:p text:style-name="Text_20_body"><text:line-break/>Aqui o esperado é que você fizesse comentários, sobre:</text:p>
      <text:p text:style-name="Text_20_body"> </text:p>
      <text:list xml:id="list119849418" text:style-name="L1">
        <text:list-item>
          <text:p text:style-name="P3">A quantidade de asiáticos que existem em sua região, qual a maior porcentagem? É de chineses? Indianos? Japoneses? </text:p>
        </text:list-item>
        <text:list-item>
          <text:p text:style-name="P3">A existência ou não de restaurantes asiáticos, japoneses, chineses, coreanos, indianos, etc e seus cardápios. Você gosta? Frequenta? </text:p>
        </text:list-item>
        <text:list-item>
          <text:p text:style-name="P2"><text:soft-page-break/>E sobre o desempenho de asiáticos na educação? Você tem alguma notícia? Confirma os dados apresentados? 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41:05.629911548</meta:creation-date>
    <dc:date>2022-12-11T13:47:33.689270479</dc:date>
    <meta:editing-duration>PT2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359" meta:character-count="2361" meta:non-whitespace-character-count="2005"/>
  </office:meta>
</office:document-meta>
</file>